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6fbd9"/>
    </style:style>
    <style:style style:name="P2" style:family="paragraph" style:parent-style-name="Heading_20_3">
      <style:text-properties officeooo:paragraph-rsid="0007f1cf"/>
    </style:style>
    <style:style style:name="P3" style:family="paragraph" style:parent-style-name="Heading_20_3">
      <style:text-properties officeooo:paragraph-rsid="0009011d"/>
    </style:style>
    <style:style style:name="P4" style:family="paragraph" style:parent-style-name="Heading_20_3">
      <style:text-properties officeooo:paragraph-rsid="000c2e6b"/>
    </style:style>
    <style:style style:name="P5" style:family="paragraph" style:parent-style-name="Heading_20_3">
      <style:text-properties officeooo:paragraph-rsid="001083b0"/>
    </style:style>
    <style:style style:name="P6" style:family="paragraph" style:parent-style-name="Heading_20_3">
      <style:text-properties officeooo:paragraph-rsid="0011f704"/>
    </style:style>
    <style:style style:name="P7" style:family="paragraph" style:parent-style-name="Standard">
      <style:text-properties fo:color="#0000ff" loext:opacity="100%" style:font-name="Courier New" fo:font-size="10pt" fo:font-weight="bold" style:font-size-asian="10pt" style:font-weight-asian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fr" fo:country="FR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Standard">
      <style:text-properties officeooo:rsid="001316ff" officeooo:paragraph-rsid="001316ff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fr" fo:country="FR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bd937"/>
    </style:style>
    <style:style style:name="T3" style:family="text">
      <style:text-properties loext:padding="0cm" loext:border="none"/>
    </style:style>
    <style:style style:name="T4" style:family="text">
      <style:text-properties fo:color="#0000ff" loext:opacity="100%" style:font-name="Courier New" fo:font-size="10pt" fo:font-weight="bold" style:font-size-asian="10pt" style:font-weight-asian="bold"/>
    </style:style>
    <style:style style:name="T5" style:family="text">
      <style:text-properties fo:color="#0000ff" loext:opacity="100%" style:font-name="Courier New" fo:font-size="10pt" fo:font-weight="normal" style:font-size-asian="10pt" style:font-weight-asian="normal"/>
    </style:style>
    <style:style style:name="T6" style:family="text">
      <style:text-properties fo:color="#0000ff" loext:opacity="100%" style:font-name="Courier New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ff" loext:opacity="100%" style:font-name="Courier New" fo:font-size="10pt" fo:font-style="normal" fo:font-weight="bold" style:font-size-asian="10pt" style:font-style-asian="normal" style:font-weight-asian="bold"/>
    </style:style>
    <style:style style:name="T8" style:family="text">
      <style:text-properties fo:color="#000000" loext:opacity="100%" style:font-name="Courier New" fo:font-size="10pt" fo:font-weight="normal" style:font-size-asian="10pt" style:font-weight-asian="normal"/>
    </style:style>
    <style:style style:name="T9" style:family="text">
      <style:text-properties fo:color="#000000" loext:opacity="100%" style:font-name="Courier New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80" loext:opacity="100%" style:font-name="Courier New" fo:font-size="10pt" fo:font-weight="bold" style:font-size-asian="10pt" style:font-weight-asian="bold"/>
    </style:style>
    <style:style style:name="T11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2" style:family="text">
      <style:text-properties fo:color="#808000" loext:opacity="100%" style:font-name="Courier New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00ff" loext:opacity="100%" style:font-name="Courier New" fo:font-size="10pt" fo:font-weight="normal" style:font-size-asian="10pt" style:font-weight-asian="normal"/>
    </style:style>
    <style:style style:name="T14" style:family="text">
      <style:text-properties fo:color="#ff00ff" loext:opacity="100%" style:font-name="Courier New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8000" loext:opacity="100%" style:font-name="Courier New" fo:font-size="10pt" fo:font-weight="normal" style:font-size-asian="10pt" style:font-weight-asian="normal"/>
    </style:style>
    <style:style style:name="T16" style:family="text">
      <style:text-properties fo:color="#808080" loext:opacity="100%" style:font-name="Courier New" fo:font-size="10pt" fo:font-style="italic" fo:font-weight="normal" style:font-size-asian="10pt" style:font-style-asian="italic" style:font-weight-asian="normal"/>
    </style:style>
    <style:style style:name="T17" style:family="text">
      <style:text-properties fo:color="#c9211e" loext:opacity="100%" fo:language="fr" fo:country="FR" officeooo:rsid="000bd937"/>
    </style:style>
    <style:style style:name="T18" style:family="text">
      <style:text-properties fo:color="#c9211e" loext:opacity="100%" fo:language="fr" fo:country="FR" officeooo:rsid="000ef8d6"/>
    </style:style>
    <style:style style:name="T19" style:family="text">
      <style:text-properties fo:color="#800080" loext:opacity="100%" style:font-name="Courier New" fo:font-size="10pt" fo:font-weight="normal" style:font-size-asian="10pt" style:font-weight-asian="normal"/>
    </style:style>
    <style:style style:name="T20" style:family="text">
      <style:text-properties fo:color="#bbe33d" loext:opacity="100%" fo:language="fr" fo:country="FR" officeooo:rsid="000bd937"/>
    </style:style>
    <style:style style:name="T21" style:family="text">
      <style:text-properties fo:color="#bbe33d" loext:opacity="100%" fo:language="fr" fo:country="FR" officeooo:rsid="000ef8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Nom des lieux qui finissent par 'um'. </text:h>
      <text:p text:style-name="P8"><text:span text:style-name="T4">SELECT</text:span><text:span text:style-name="T8"> </text:span><text:span text:style-name="T5">*</text:span><text:span text:style-name="T8"> </text:span><text:span text:style-name="T4">FROM</text:span><text:span text:style-name="T8"> </text:span><text:span text:style-name="T13">lieu</text:span><text:span text:style-name="T11"> </text:span></text:p>
      <text:p text:style-name="Standard"><text:span text:style-name="T4">WHERE</text:span><text:span text:style-name="T8"> </text:span><text:span text:style-name="T11">nom_lieu</text:span><text:span text:style-name="T8"> </text:span><text:span text:style-name="T4">LIKE</text:span><text:span text:style-name="T8"> </text:span><text:span text:style-name="T15">'%um'</text:span><text:span text:style-name="T11"> </text:span></text:p>
      <text:p text:style-name="P13"> </text:p>
      <text:h text:style-name="Heading_20_3" text:outline-level="3"> <text:span text:style-name="T1"><text:line-break/>2. Nombre de personnages par lieu (trié par nombre de personnages décroissant). </text:span></text:h>
      <text:p text:style-name="P8"><text:span text:style-name="T4">SELECT</text:span><text:span text:style-name="T8"> </text:span><text:span text:style-name="T10">COUNT</text:span><text:span text:style-name="T5">(</text:span><text:span text:style-name="T4">DISTINCT</text:span><text:span text:style-name="T8"> </text:span><text:span text:style-name="T11">id_personnage</text:span><text:span text:style-name="T5">)</text:span><text:span text:style-name="T8"> </text:span><text:span text:style-name="T4">AS</text:span><text:span text:style-name="T8"> </text:span><text:span text:style-name="T11">nbr</text:span><text:span text:style-name="T5">,</text:span><text:span text:style-name="T8"> </text:span><text:span text:style-name="T11">nom_lieu </text:span></text:p>
      <text:p text:style-name="Standard"><text:span text:style-name="T4">FROM</text:span><text:span text:style-name="T8"> </text:span><text:span text:style-name="T13">personnage</text:span><text:span text:style-name="T8"> </text:span><text:span text:style-name="T11">p 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lieu</text:span><text:span text:style-name="T8"> </text:span><text:span text:style-name="T11">l</text:span><text:span text:style-name="T8"> </text:span><text:span text:style-name="T4">ON</text:span><text:span text:style-name="T8"> </text:span><text:span text:style-name="T11">p</text:span><text:span text:style-name="T5">.</text:span><text:span text:style-name="T11">id_lieu</text:span><text:span text:style-name="T5">=</text:span><text:span text:style-name="T11">l</text:span><text:span text:style-name="T5">.</text:span><text:span text:style-name="T11">id_lieu </text:span></text:p>
      <text:p text:style-name="Standard"><text:span text:style-name="T4">GROUP</text:span><text:span text:style-name="T8"> </text:span><text:span text:style-name="T4">BY</text:span><text:span text:style-name="T8"> </text:span><text:span text:style-name="T11">l</text:span><text:span text:style-name="T5">.</text:span><text:span text:style-name="T11">id_lieu </text:span></text:p>
      <text:p text:style-name="Standard"><text:span text:style-name="T4">ORDER</text:span><text:span text:style-name="T8"> </text:span><text:span text:style-name="T4">BY</text:span><text:span text:style-name="T8"> </text:span><text:span text:style-name="T11">nbr</text:span><text:span text:style-name="T8"> </text:span><text:span text:style-name="T4">DESC</text:span><text:span text:style-name="T11"> </text:span></text:p>
      <text:p text:style-name="P13"> </text:p>
      <text:h text:style-name="Heading_20_3" text:outline-level="3"> <text:span text:style-name="T1"><text:line-break/>3. Nom des personnages + spécialité + adresse et lieu d'habitation, triés par lieu puis par nom de personnage. </text:span></text:h>
      <text:p text:style-name="P9"><text:span text:style-name="T4">SELECT</text:span><text:span text:style-name="T8"> </text:span><text:span text:style-name="T11">nom_personnage</text:span><text:span text:style-name="T5">,</text:span><text:span text:style-name="T8"> </text:span><text:span text:style-name="T11">nom_specialite</text:span><text:span text:style-name="T5">,</text:span><text:span text:style-name="T8"> </text:span><text:span text:style-name="T11">adresse_personnage</text:span><text:span text:style-name="T5">,</text:span><text:span text:style-name="T8"> </text:span><text:span text:style-name="T11">nom_lieu </text:span></text:p>
      <text:p text:style-name="Standard"><text:span text:style-name="T4">FROM</text:span><text:span text:style-name="T8"> </text:span><text:span text:style-name="T13">personnage</text:span><text:span text:style-name="T8"> </text:span><text:span text:style-name="T11">p 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specialite</text:span><text:span text:style-name="T8"> </text:span><text:span text:style-name="T11">s</text:span><text:span text:style-name="T8"> </text:span><text:span text:style-name="T4">ON</text:span><text:span text:style-name="T8"> </text:span><text:span text:style-name="T11">s</text:span><text:span text:style-name="T5">.</text:span><text:span text:style-name="T11">id_specialite</text:span><text:span text:style-name="T5">=</text:span><text:span text:style-name="T11">p</text:span><text:span text:style-name="T5">.</text:span><text:span text:style-name="T11">id_specialite 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lieu</text:span><text:span text:style-name="T8"> </text:span><text:span text:style-name="T11">l</text:span><text:span text:style-name="T8"> </text:span><text:span text:style-name="T4">ON</text:span><text:span text:style-name="T8"> </text:span><text:span text:style-name="T11">l</text:span><text:span text:style-name="T5">.</text:span><text:span text:style-name="T11">id_lieu</text:span><text:span text:style-name="T5">=</text:span><text:span text:style-name="T11">p</text:span><text:span text:style-name="T5">.</text:span><text:span text:style-name="T11">id_lieu </text:span></text:p>
      <text:p text:style-name="Standard"><text:span text:style-name="T4">ORDER</text:span><text:span text:style-name="T8"> </text:span><text:span text:style-name="T4">BY</text:span><text:span text:style-name="T8"> </text:span><text:span text:style-name="T11">nom_lieu</text:span><text:span text:style-name="T5">,</text:span><text:span text:style-name="T8"> </text:span><text:span text:style-name="T11">nom_personnage </text:span></text:p>
      <text:p text:style-name="P11"><text:span text:style-name="T3"> </text:span></text:p>
      <text:h text:style-name="P1" text:outline-level="3"> <text:span text:style-name="T1"><text:line-break/>4. Nom des spécialités avec nombre de personnages par spécialité (trié par nombre de personnages décroissant). </text:span></text:h>
      <text:p text:style-name="Standard"><text:span text:style-name="T4">SELECT</text:span><text:span text:style-name="T8"> </text:span><text:span text:style-name="T10">COUNT</text:span><text:span text:style-name="T5">(</text:span><text:span text:style-name="T4">DISTINCT</text:span><text:span text:style-name="T8"> </text:span><text:span text:style-name="T11">id_personnage</text:span><text:span text:style-name="T5">)</text:span><text:span text:style-name="T8"> </text:span><text:span text:style-name="T4">AS</text:span><text:span text:style-name="T8"> </text:span><text:span text:style-name="T11">nbr</text:span><text:span text:style-name="T5">,</text:span><text:span text:style-name="T8"> </text:span><text:span text:style-name="T11">nom_specialite</text:span></text:p>
      <text:p text:style-name="Standard"><text:span text:style-name="T4">FROM</text:span><text:span text:style-name="T8"> </text:span><text:span text:style-name="T13">specialite</text:span><text:span text:style-name="T8"> </text:span><text:span text:style-name="T11">s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personnage</text:span><text:span text:style-name="T8"> </text:span><text:span text:style-name="T11">p</text:span><text:span text:style-name="T8"> </text:span><text:span text:style-name="T4">ON</text:span><text:span text:style-name="T8"> </text:span><text:span text:style-name="T11">s</text:span><text:span text:style-name="T5">.</text:span><text:span text:style-name="T11">id_specialite</text:span><text:span text:style-name="T5">=</text:span><text:span text:style-name="T11">p</text:span><text:span text:style-name="T5">.</text:span><text:span text:style-name="T11">id_specialite</text:span></text:p>
      <text:p text:style-name="Standard"><text:span text:style-name="T4">GROUP</text:span><text:span text:style-name="T8"> </text:span><text:span text:style-name="T4">BY</text:span><text:span text:style-name="T8"> </text:span><text:span text:style-name="T11">p</text:span><text:span text:style-name="T5">.</text:span><text:span text:style-name="T11">id_specialite</text:span></text:p>
      <text:p text:style-name="Standard"><text:span text:style-name="T4">ORDER</text:span><text:span text:style-name="T8"> </text:span><text:span text:style-name="T4">BY</text:span><text:span text:style-name="T8"> </text:span><text:span text:style-name="T11">nbr</text:span><text:span text:style-name="T8"> </text:span><text:span text:style-name="T4">DESC</text:span></text:p>
      <text:p text:style-name="P7"/>
      <text:p text:style-name="Standard"/>
      <text:h text:style-name="P2" text:outline-level="3"><text:span text:style-name="T1"><text:line-break/>5. Nom, date et lieu des batailles, classées de la plus récente à la plus ancienne (dates affichées au format jj/mm/aaaa). </text:span></text:h>
      <text:p text:style-name="Standard"><text:span text:style-name="T4">SELECT</text:span><text:span text:style-name="T8"> </text:span><text:span text:style-name="T11">nom_bataille</text:span><text:span text:style-name="T5">,</text:span><text:span text:style-name="T8"> </text:span><text:span text:style-name="T10">date_format</text:span><text:span text:style-name="T5">(</text:span><text:span text:style-name="T11">date_bataille</text:span><text:span text:style-name="T5">,</text:span><text:span text:style-name="T8"> </text:span><text:span text:style-name="T11">"%D %m %Y"</text:span><text:span text:style-name="T5">),</text:span><text:span text:style-name="T8"> </text:span><text:span text:style-name="T11">nom_lieu</text:span></text:p>
      <text:p text:style-name="Standard"><text:span text:style-name="T4">FROM</text:span><text:span text:style-name="T8"> </text:span><text:span text:style-name="T13">bataille</text:span><text:span text:style-name="T8"> </text:span><text:span text:style-name="T11">b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lieu</text:span><text:span text:style-name="T8"> </text:span><text:span text:style-name="T11">l</text:span><text:span text:style-name="T8"> </text:span><text:span text:style-name="T4">ON</text:span><text:span text:style-name="T8"> </text:span><text:span text:style-name="T11">l</text:span><text:span text:style-name="T5">.</text:span><text:span text:style-name="T11">id_lieu</text:span><text:span text:style-name="T5">=</text:span><text:span text:style-name="T11">b</text:span><text:span text:style-name="T5">.</text:span><text:span text:style-name="T11">id_lieu</text:span></text:p>
      <text:p text:style-name="Standard"><text:span text:style-name="T4">ORDER</text:span><text:span text:style-name="T8"> </text:span><text:span text:style-name="T4">BY</text:span><text:span text:style-name="T8"> </text:span><text:span text:style-name="T11">date_bataille</text:span><text:span text:style-name="T8"> </text:span><text:span text:style-name="T4">desc</text:span></text:p>
      <text:p text:style-name="Standard"/>
      <text:h text:style-name="P3" text:outline-level="3"><text:span text:style-name="T1"><text:line-break/>6. Nom des potions + coût de réalisation de la potion (trié par coût décroissant).  </text:span><text:span text:style-name="T20">(</text:span><text:span text:style-name="T21">corrigé</text:span><text:span text:style-name="T20">)</text:span></text:h>
      <text:p text:style-name="Standard"><text:span text:style-name="T7">SELECT</text:span><text:span text:style-name="T8"> </text:span><text:span text:style-name="T11">nom_potion</text:span><text:span text:style-name="T5">,</text:span><text:span text:style-name="T8"> </text:span><text:span text:style-name="T10">SUM</text:span><text:span text:style-name="T5">((</text:span><text:span text:style-name="T11">qte</text:span><text:span text:style-name="T8"> </text:span><text:span text:style-name="T5">*</text:span><text:span text:style-name="T8"> </text:span><text:span text:style-name="T11">cout_ingredient</text:span><text:span text:style-name="T5">))</text:span></text:p>
      <text:p text:style-name="Standard"><text:span text:style-name="T4">FROM</text:span><text:span text:style-name="T8"> </text:span><text:span text:style-name="T13">potion</text:span><text:span text:style-name="T8"> </text:span><text:span text:style-name="T11">p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composer</text:span><text:span text:style-name="T8"> </text:span><text:span text:style-name="T11">c</text:span><text:span text:style-name="T8"> </text:span><text:span text:style-name="T4">ON</text:span><text:span text:style-name="T8"> </text:span><text:span text:style-name="T11">c</text:span><text:span text:style-name="T5">.</text:span><text:span text:style-name="T11">id_potion</text:span><text:span text:style-name="T5">=</text:span><text:span text:style-name="T11">p</text:span><text:span text:style-name="T5">.</text:span><text:span text:style-name="T11">id_potion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ingredient</text:span><text:span text:style-name="T8"> </text:span><text:span text:style-name="T11">i</text:span><text:span text:style-name="T8"> </text:span><text:span text:style-name="T4">ON</text:span><text:span text:style-name="T8"> </text:span><text:span text:style-name="T11">i</text:span><text:span text:style-name="T5">.</text:span><text:span text:style-name="T11">id_ingredient</text:span><text:span text:style-name="T5">=</text:span><text:span text:style-name="T11">c</text:span><text:span text:style-name="T5">.</text:span><text:span text:style-name="T11">id_ingredient</text:span></text:p>
      <text:p text:style-name="Standard"><text:span text:style-name="T4">GROUP</text:span><text:span text:style-name="T8"> </text:span><text:span text:style-name="T4">BY</text:span><text:span text:style-name="T8"> </text:span><text:span text:style-name="T11">nom_potion</text:span></text:p>
      <text:p text:style-name="Standard"><text:soft-page-break/><text:span text:style-name="T16"/></text:p>
      <text:p text:style-name="Standard"/>
      <text:h text:style-name="P4" text:outline-level="3"><text:span text:style-name="T1"><text:line-break/>7. Nom des ingrédients + coût + quantité de chaque ingrédient qui composent la potion 'Santé'. </text:span></text:h>
      <text:p text:style-name="Standard"><text:span text:style-name="T4">SELECT</text:span><text:span text:style-name="T8"> </text:span><text:span text:style-name="T11">nom_ingredient</text:span><text:span text:style-name="T5">,</text:span><text:span text:style-name="T11">cout_ingredient</text:span><text:span text:style-name="T5">,</text:span><text:span text:style-name="T8"> </text:span><text:span text:style-name="T11">qte</text:span></text:p>
      <text:p text:style-name="Standard"><text:span text:style-name="T4">FROM</text:span><text:span text:style-name="T8"> </text:span><text:span text:style-name="T13">ingredient</text:span><text:span text:style-name="T8"> </text:span><text:span text:style-name="T11">i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composer</text:span><text:span text:style-name="T8"> </text:span><text:span text:style-name="T11">c</text:span><text:span text:style-name="T8"> </text:span><text:span text:style-name="T4">ON</text:span><text:span text:style-name="T8"> </text:span><text:span text:style-name="T11">c</text:span><text:span text:style-name="T5">.</text:span><text:span text:style-name="T11">id_ingredient</text:span><text:span text:style-name="T5">=</text:span><text:span text:style-name="T11">i</text:span><text:span text:style-name="T5">.</text:span><text:span text:style-name="T11">id_ingredient</text:span></text:p>
      <text:p text:style-name="Standard"><text:span text:style-name="T4">WHERE</text:span><text:span text:style-name="T8"> </text:span><text:span text:style-name="T11">id_potion</text:span><text:span text:style-name="T5">=</text:span><text:span text:style-name="T19">3</text:span></text:p>
      <text:p text:style-name="Standard"/>
      <text:h text:style-name="P4" text:outline-level="3"><text:span text:style-name="T1"><text:line-break/>8. Nom du ou des personnages qui ont pris le plus de casques dans la bataille 'Bataille du village gaulois'. </text:span></text:h>
      <text:p text:style-name="Text_20_body"/>
      <text:h text:style-name="P5" text:outline-level="3"><text:span text:style-name="T1"><text:line-break/>9. Nom des personnages et leur quantité de potion bue (en les classant du plus grand buveur au plus petit). </text:span></text:h>
      <text:p text:style-name="Standard"><text:span text:style-name="T4">SELECT</text:span><text:span text:style-name="T8"> </text:span><text:span text:style-name="T11">nom_personnage</text:span><text:span text:style-name="T5">,</text:span><text:span text:style-name="T8"> </text:span><text:span text:style-name="T11">dose_boire</text:span></text:p>
      <text:p text:style-name="Standard"><text:span text:style-name="T4">FROM</text:span><text:span text:style-name="T8"> </text:span><text:span text:style-name="T13">personnage</text:span><text:span text:style-name="T8"> </text:span><text:span text:style-name="T11">p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boire</text:span><text:span text:style-name="T8"> </text:span><text:span text:style-name="T11">b</text:span><text:span text:style-name="T8"> </text:span><text:span text:style-name="T4">ON</text:span><text:span text:style-name="T8"> </text:span><text:span text:style-name="T11">b</text:span><text:span text:style-name="T5">.</text:span><text:span text:style-name="T11">id_personnage</text:span><text:span text:style-name="T5">=</text:span><text:span text:style-name="T11">p</text:span><text:span text:style-name="T5">.</text:span><text:span text:style-name="T11">id_personnage</text:span></text:p>
      <text:p text:style-name="Standard"><text:span text:style-name="T4">ORDER</text:span><text:span text:style-name="T8"> </text:span><text:span text:style-name="T4">BY</text:span><text:span text:style-name="T8"> </text:span><text:span text:style-name="T11">dose_boire</text:span><text:span text:style-name="T8"> </text:span><text:span text:style-name="T4">DESC</text:span></text:p>
      <text:p text:style-name="P7"/>
      <text:p text:style-name="Standard"/>
      <text:h text:style-name="P6" text:outline-level="3"><text:span text:style-name="T1"><text:line-break/>10. Nom de la bataille où le nombre de casques pris a été le plus important. </text:span></text:h>
      <text:p text:style-name="Text_20_body"/>
      <text:h text:style-name="P6" text:outline-level="3"><text:span text:style-name="T1"><text:line-break/>11. Combien existe-t-il de casques de chaque type et quel est leur coût total ? (classés par nombre décroissant) </text:span></text:h>
      <text:p text:style-name="Standard"><text:span text:style-name="T4">SELECT</text:span><text:span text:style-name="T8"> </text:span><text:span text:style-name="T10">COUNT</text:span><text:span text:style-name="T5">(</text:span><text:span text:style-name="T4">DISTINCT</text:span><text:span text:style-name="T8"> </text:span><text:span text:style-name="T11">qte</text:span><text:span text:style-name="T5">)</text:span></text:p>
      <text:p text:style-name="Standard"><text:span text:style-name="T4">FROM</text:span><text:span text:style-name="T8"> </text:span><text:span text:style-name="T13">casque</text:span><text:span text:style-name="T8"> </text:span><text:span text:style-name="T11">c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prendre_casque</text:span><text:span text:style-name="T8"> </text:span><text:span text:style-name="T11">p</text:span><text:span text:style-name="T8"> </text:span><text:span text:style-name="T4">ON</text:span><text:span text:style-name="T8"> </text:span><text:span text:style-name="T11">p</text:span><text:span text:style-name="T5">.</text:span><text:span text:style-name="T11">id_casque</text:span><text:span text:style-name="T8"> </text:span><text:span text:style-name="T5">=</text:span><text:span text:style-name="T8"> </text:span><text:span text:style-name="T11">c</text:span><text:span text:style-name="T5">.</text:span><text:span text:style-name="T11">id_casque</text:span></text:p>
      <text:p text:style-name="Standard"><text:span text:style-name="T4">INNER</text:span><text:span text:style-name="T8"> </text:span><text:span text:style-name="T4">JOIN</text:span><text:span text:style-name="T8"> </text:span><text:span text:style-name="T13">type_casque</text:span><text:span text:style-name="T8"> </text:span><text:span text:style-name="T11">t</text:span><text:span text:style-name="T8"> </text:span><text:span text:style-name="T4">ON</text:span><text:span text:style-name="T8"> </text:span><text:span text:style-name="T11">t</text:span><text:span text:style-name="T5">.</text:span><text:span text:style-name="T11">id_type_casque</text:span><text:span text:style-name="T8"> </text:span><text:span text:style-name="T5">=</text:span><text:span text:style-name="T8"> </text:span><text:span text:style-name="T11">c</text:span><text:span text:style-name="T5">.</text:span><text:span text:style-name="T11">id_type_casque</text:span></text:p>
      <text:p text:style-name="Standard"><text:span text:style-name="T16">/*WHERE id_type_casque=1*/</text:span></text:p>
      <text:p text:style-name="Standard"><text:span text:style-name="T7">WHERE</text:span><text:span text:style-name="T9"> </text:span><text:span text:style-name="T12">nom_type_casque</text:span><text:span text:style-name="T9"> </text:span><text:span text:style-name="T6">=</text:span><text:span text:style-name="T9"> </text:span><text:span text:style-name="T12">"Romain"</text:span></text:p>
      <text:p text:style-name="Standard"><text:span text:style-name="T13"/></text:p>
      <text:p text:style-name="Standard"/>
      <text:p text:style-name="P10">prendre_casque <text:tab/>casque<text:tab/><text:tab/>type_casque</text:p>
      <text:p text:style-name="P10">qte<text:tab/><text:tab/><text:tab/>id_casque<text:tab/>id_type_casque</text:p>
      <text:h text:style-name="P6" text:outline-level="3"><text:soft-page-break/><text:span text:style-name="T1"><text:line-break/>12. Nom des potions dont un des ingrédients est le poisson frais. <text:line-break/>13. Nom du / des lieu(x) possédant le plus d'habitants, en dehors du village gaulois. <text:line-break/>14. Nom des personnages qui n'ont jamais bu aucune potion. <text:line-break/>15. Nom du / des personnages qui n'ont pas le droit de boire de la potion 'Magique'. </text:span>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0:05:30.517000000</meta:creation-date>
    <dc:date>2022-10-27T14:36:30.401000000</dc:date>
    <meta:editing-duration>PT2H18M18S</meta:editing-duration>
    <meta:editing-cycles>12</meta:editing-cycles>
    <meta:generator>LibreOffice/7.3.6.2$Windows_X86_64 LibreOffice_project/c28ca90fd6e1a19e189fc16c05f8f8924961e12e</meta:generator>
    <dc:title>Untitled</dc:title>
    <meta:document-statistic meta:table-count="0" meta:image-count="0" meta:object-count="0" meta:page-count="3" meta:paragraph-count="57" meta:word-count="420" meta:character-count="2843" meta:non-whitespace-character-count="2429"/>
  </office:meta>
</office:document-meta>
</file>